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ados_20_T3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s T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paración de optimizaciones</text:p>
          </table:table-cell>
          <table:covered-table-cell table:number-columns-repeated="2"/>
          <table:table-cell table:style-name="ce2"/>
          <table:table-cell table:style-name="ce2">
            <draw:frame table:end-cell-address="'Resultados T3'.K15" table:end-x="16.3pt" table:end-y="8.25pt" draw:z-index="0" draw:name="Chart 1" draw:style-name="gr1" draw:text-style-name="P1" svg:width="369.72pt" svg:height="228.73pt" svg:x="67.49pt" svg:y="0pt">
              <draw:object draw:notify-on-update-of-ranges="'Resultados T3'.A3:'Resultados T3'.A6 'Resultados T3'.H8:'Resultados T3'.H8 'Resultados T3'.H8:'Resultados T3'.H8 'Resultados T3'.B3:'Resultados T3'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Versión</text:p>
          </table:table-cell>
          <table:table-cell table:style-name="ce2" office:value-type="string" calcext:value-type="string">
            <text:p>Tiempo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iciencia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ial.</text:p>
          </table:table-cell>
          <table:table-cell table:style-name="ce3" office:value-type="float" office:value="181.075" calcext:value-type="float">
            <text:p>181.075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Opt Serial</text:p>
          </table:table-cell>
          <table:table-cell table:style-name="ce3" office:value-type="float" office:value="13.067" calcext:value-type="float">
            <text:p>13.067</text:p>
          </table:table-cell>
          <table:table-cell table:style-name="ce3" office:value-type="float" office:value="13.857" calcext:value-type="float">
            <text:p>13.857</text:p>
          </table:table-cell>
          <table:table-cell table:style-name="ce5" office:value-type="string" calcext:value-type="string">
            <text:p>N/A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threads</text:p>
          </table:table-cell>
          <table:table-cell table:style-name="ce3" office:value-type="float" office:value="83.381" calcext:value-type="float">
            <text:p>83.381</text:p>
          </table:table-cell>
          <table:table-cell table:style-name="ce3" table:formula="of:=[.B3]/[.B5]" office:value-type="float" office:value="2.171657812" calcext:value-type="float">
            <text:p>2.171657812</text:p>
          </table:table-cell>
          <table:table-cell table:style-name="ce3" table:formula="of:=[.C5]/8" office:value-type="float" office:value="0.2714572265" calcext:value-type="float">
            <text:p>0.2714572265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od. - Cons.</text:p>
          </table:table-cell>
          <table:table-cell table:style-name="ce4" office:value-type="float" office:value="161.166" calcext:value-type="float">
            <text:p>161.166</text:p>
          </table:table-cell>
          <table:table-cell table:style-name="ce3" table:formula="of:=[.B3]/[.B6]" office:value-type="float" office:value="1.123531018" calcext:value-type="float">
            <text:p>1.123531018</text:p>
          </table:table-cell>
          <table:table-cell table:style-name="ce3" table:formula="of:=[.C6]/8" office:value-type="float" office:value="0.14044137725" calcext:value-type="float">
            <text:p>0.14044137725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Comparación de grado de concurrencia</text:p>
          </table:table-cell>
          <table:covered-table-cell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Cantidad de hilos</text:p>
          </table:table-cell>
          <table:table-cell table:style-name="ce2" office:value-type="string" calcext:value-type="string">
            <text:p>Tiempo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iciencia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81.075" calcext:value-type="float">
            <text:p>181.07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61.045" calcext:value-type="float">
            <text:p>161.045</text:p>
          </table:table-cell>
          <table:table-cell table:style-name="ce3" office:value-type="float" office:value="1.12437517464063" calcext:value-type="float">
            <text:p>1.12437517464063</text:p>
          </table:table-cell>
          <table:table-cell table:style-name="ce3" office:value-type="float" office:value="0.281093793660157" calcext:value-type="float">
            <text:p>0.281093793660157</text:p>
          </table:table-cell>
          <table:table-cell table:style-name="ce2">
            <draw:frame table:end-cell-address="'Resultados T3'.J30" table:end-x="60.94pt" table:end-y="15.73pt" draw:z-index="1" draw:name="Chart 2" draw:style-name="gr1" draw:text-style-name="P1" svg:width="344.21pt" svg:height="212.97pt" svg:x="67.49pt" svg:y="7.51pt">
              <draw:object draw:notify-on-update-of-ranges="'Resultados T3'.A16:'Resultados T3'.A21 'Resultados T3'.B16:'Resultados T3'.B21 'Resultados T3'.C16:'Resultados T3'.C21 'Resultados T3'.D16:'Resultados T3'.D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61.467" calcext:value-type="float">
            <text:p>161.467</text:p>
          </table:table-cell>
          <table:table-cell table:style-name="ce3" office:value-type="float" office:value="0.997386462868574" calcext:value-type="float">
            <text:p>0.997386462868574</text:p>
          </table:table-cell>
          <table:table-cell table:style-name="ce3" office:value-type="float" office:value="0.124673307858572" calcext:value-type="float">
            <text:p>0.12467330785857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1.836" calcext:value-type="float">
            <text:p>161.836</text:p>
          </table:table-cell>
          <table:table-cell table:style-name="ce3" office:value-type="float" office:value="0.997719913986999" calcext:value-type="float">
            <text:p>0.997719913986999</text:p>
          </table:table-cell>
          <table:table-cell table:style-name="ce3" office:value-type="float" office:value="0.0623574946241875" calcext:value-type="float">
            <text:p>0.062357494624188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1.166" calcext:value-type="float">
            <text:p>161.166</text:p>
          </table:table-cell>
          <table:table-cell table:style-name="ce3" office:value-type="float" office:value="1.00415720437313" calcext:value-type="float">
            <text:p>1.00415720437313</text:p>
          </table:table-cell>
          <table:table-cell table:style-name="ce3" office:value-type="float" office:value="0.0313799126366603" calcext:value-type="float">
            <text:p>0.03137991263666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float" office:value="61942" calcext:value-type="float">
            <text:p>61942</text:p>
          </table:table-cell>
          <table:table-cell table:style-name="ce3" office:value-type="float" office:value="166.445" calcext:value-type="float">
            <text:p>166.445</text:p>
          </table:table-cell>
          <table:table-cell table:style-name="ce3" office:value-type="float" office:value="0.968283817477245" calcext:value-type="float">
            <text:p>0.968283817477245</text:p>
          </table:table-cell>
          <table:table-cell table:style-name="ce6" office:value-type="float" office:value="0.0000156321045086895" calcext:value-type="float">
            <text:p>1.56E-05</text:p>
          </table:table-cell>
          <table:table-cell table:style-name="ce2" table:number-columns-repeated="2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ados_20_T3" style:display-name="PageStyle_Resultados 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ffffff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044cm" svg:height="8.07cm" xlink:href=".." xlink:type="simple" chart:class="chart:line" chart:style-name="ch1">
        <chart:legend chart:legend-position="end" svg:x="10.165cm" svg:y="3.238cm" style:legend-expansion="high" chart:style-name="ch2"/>
        <chart:plot-area chart:style-name="ch3" table:cell-range-address="'Resultados T3'.A3:'Resultados T3'.B6 'Resultados T3'.H8:'Resultados T3'.H8" chart:data-source-has-labels="both" svg:x="0.26cm" svg:y="0.161cm" svg:width="9.645cm" svg:height="6.718cm">
          <chartooo:coordinate-region svg:x="0.75cm" svg:y="0.36cm" svg:width="7.968cm" svg:height="6.022cm"/>
          <chart:axis chart:dimension="x" chart:name="primary-x" chart:style-name="ch4" chartooo:axis-type="text">
            <chart:title svg:x="4.436cm" svg:y="7.041cm" chart:style-name="ch5">
              <text:p>Versión</text:p>
            </chart:title>
            <chart:categories table:cell-range-address="'Resultados T3'.A3:'Resultados T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ltados T3'.H8:'Resultados T3'.H8" loext:label-string="&quot;Tiempo(s)&quot;" chart:class="chart:line">
            <chart:data-point/>
          </chart:series>
          <chart:series chart:style-name="ch9" chart:values-cell-range-address="'Resultados T3'.H8:'Resultados T3'.H8" loext:label-string="&quot;Speeup&quot;" chart:class="chart:line">
            <chart:data-point/>
          </chart:series>
          <chart:series chart:style-name="ch10" chart:values-cell-range-address="'Resultados T3'.B3:'Resultados T3'.B6" loext:label-string="&quot;Eficiencia&quot;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</table:table-cell>
              <table:table-cell office:value-type="string">
                <text:p>Speeup</text:p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Serial.</text:p>
                <draw:g>
                  <svg:desc>'Resultados T3'.A3:'Resultados T3'.A6</svg:desc>
                </draw:g>
              </table:table-cell>
              <table:table-cell office:value-type="float" office:value="NaN">
                <text:p>NaN</text:p>
                <draw:g>
                  <svg:desc>'Resultados T3'.H8:'Resultados T3'.H8</svg:desc>
                </draw:g>
              </table:table-cell>
              <table:table-cell office:value-type="float" office:value="NaN">
                <text:p>NaN</text:p>
                <draw:g>
                  <svg:desc>'Resultados T3'.H8:'Resultados T3'.H8</svg:desc>
                </draw:g>
              </table:table-cell>
              <table:table-cell office:value-type="float" office:value="181.075">
                <text:p>181.075</text:p>
                <draw:g>
                  <svg:desc>'Resultados T3'.B3:'Resultados T3'.B6</svg:desc>
                </draw:g>
              </table:table-cell>
            </table:table-row>
            <table:table-row>
              <table:table-cell office:value-type="string">
                <text:p>Opt Seri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67">
                <text:p>13.067</text:p>
              </table:table-cell>
            </table:table-row>
            <table:table-row>
              <table:table-cell office:value-type="string">
                <text:p>Pthrea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381">
                <text:p>83.381</text:p>
              </table:table-cell>
            </table:table-row>
            <table:table-row>
              <table:table-cell office:value-type="string">
                <text:p>Prod. - Cons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166">
                <text:p>161.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144cm" svg:height="7.514cm" xlink:href=".." xlink:type="simple" chart:class="chart:line" chart:style-name="ch1">
        <chart:legend chart:legend-position="end" svg:x="9.292cm" svg:y="2.96cm" style:legend-expansion="high" chart:style-name="ch2"/>
        <chart:plot-area chart:style-name="ch3" table:cell-range-address="'Resultados T3'.A16:'Resultados T3'.D21" chart:data-source-has-labels="column" svg:x="0.242cm" svg:y="0.15cm" svg:width="8.808cm" svg:height="6.184cm">
          <chartooo:coordinate-region svg:x="0.713cm" svg:y="0.349cm" svg:width="7.686cm" svg:height="5.488cm"/>
          <chart:axis chart:dimension="x" chart:name="primary-x" chart:style-name="ch4" chartooo:axis-type="text">
            <chart:title svg:x="3.259cm" svg:y="6.485cm" chart:style-name="ch5">
              <text:p>Cantidad de hilos</text:p>
            </chart:title>
            <chart:categories table:cell-range-address="'Resultados T3'.A16:'Resultados T3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ltados T3'.B16:'Resultados T3'.B21" chart:class="chart:line">
            <chart:data-point chart:repeated="6"/>
          </chart:series>
          <chart:series chart:style-name="ch9" chart:values-cell-range-address="'Resultados T3'.C16:'Resultados T3'.C21" chart:class="chart:line">
            <chart:data-point chart:repeated="6"/>
          </chart:series>
          <chart:series chart:style-name="ch10" chart:values-cell-range-address="'Resultados T3'.D16:'Resultados T3'.D2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sultados T3'.A16:'Resultados T3'.A21</svg:desc>
                </draw:g>
              </table:table-cell>
              <table:table-cell office:value-type="float" office:value="181.075">
                <text:p>181.075</text:p>
                <draw:g>
                  <svg:desc>'Resultados T3'.B16:'Resultados T3'.B21</svg:desc>
                </draw:g>
              </table:table-cell>
              <table:table-cell office:value-type="float" office:value="NaN">
                <text:p>NaN</text:p>
                <draw:g>
                  <svg:desc>'Resultados T3'.C16:'Resultados T3'.C21</svg:desc>
                </draw:g>
              </table:table-cell>
              <table:table-cell office:value-type="float" office:value="NaN">
                <text:p>NaN</text:p>
                <draw:g>
                  <svg:desc>'Resultados T3'.D16:'Resultados T3'.D2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1.045">
                <text:p>161.045</text:p>
              </table:table-cell>
              <table:table-cell office:value-type="float" office:value="1.12437517464063">
                <text:p>1.12437517464063</text:p>
              </table:table-cell>
              <table:table-cell office:value-type="float" office:value="0.281093793660157">
                <text:p>0.2810937936601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1.467">
                <text:p>161.467</text:p>
              </table:table-cell>
              <table:table-cell office:value-type="float" office:value="0.997386462868574">
                <text:p>0.997386462868574</text:p>
              </table:table-cell>
              <table:table-cell office:value-type="float" office:value="0.124673307858572">
                <text:p>0.1246733078585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1.836">
                <text:p>161.836</text:p>
              </table:table-cell>
              <table:table-cell office:value-type="float" office:value="0.997719913986999">
                <text:p>0.997719913986999</text:p>
              </table:table-cell>
              <table:table-cell office:value-type="float" office:value="0.0623574946241875">
                <text:p>0.06235749462418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1.166">
                <text:p>161.166</text:p>
              </table:table-cell>
              <table:table-cell office:value-type="float" office:value="1.00415720437313">
                <text:p>1.00415720437313</text:p>
              </table:table-cell>
              <table:table-cell office:value-type="float" office:value="0.0313799126366603">
                <text:p>0.0313799126366603</text:p>
              </table:table-cell>
            </table:table-row>
            <table:table-row>
              <table:table-cell office:value-type="float" office:value="61942">
                <text:p>61942</text:p>
              </table:table-cell>
              <table:table-cell office:value-type="float" office:value="166.445">
                <text:p>166.445</text:p>
              </table:table-cell>
              <table:table-cell office:value-type="float" office:value="0.968283817477245">
                <text:p>0.968283817477245</text:p>
              </table:table-cell>
              <table:table-cell office:value-type="float" office:value="0.0000156321045086895">
                <text:p>0.0000156321045086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